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Code">
      <style:text-properties fo:font-weight="bold" style:font-weight-asian="bold" style:font-weight-complex="bold"/>
    </style:style>
    <style:style style:name="P4" style:family="paragraph" style:parent-style-name="Code">
      <style:text-properties fo:font-weight="normal" style:font-weight-asian="normal" style:font-weight-complex="normal"/>
    </style:style>
    <style:style style:name="P5" style:family="paragraph" style:parent-style-name="Code">
      <style:text-properties style:text-line-through-style="solid"/>
    </style:style>
    <style:style style:name="P6" style:family="paragraph" style:parent-style-name="Code">
      <style:text-properties style:text-line-through-style="solid" fo:font-weight="normal" style:font-weight-asian="normal" style:font-weight-complex="normal"/>
    </style:style>
    <style:style style:name="P7" style:family="paragraph" style:parent-style-name="Code_20_New">
      <style:text-properties fo:font-weight="normal" style:font-weight-asian="normal" style:font-weight-complex="normal"/>
    </style:style>
    <style:style style:name="P8" style:family="paragraph" style:parent-style-name="Standard" style:list-style-name="L1"/>
    <style:style style:name="P9" style:family="paragraph" style:parent-style-name="Heading_20_2">
      <style:paragraph-properties fo:break-before="page"/>
    </style:style>
    <style:style style:name="P10" style:family="paragraph" style:parent-style-name="Heading_20_4" style:list-style-name="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-start text:name="__RefHeading__3418_1695286129"/>Network Disco Lights - HTML5/Javascript<text:bookmark-end text:name="__RefHeading__3418_1695286129"/></text:h>
      <text:h text:style-name="Heading_20_4" text:outline-level="4">Base</text:h>
      <text:p text:style-name="Standard">Create a file called disco.html and open it in a browser</text:p>
      <text:p text:style-name="Standard">Run the program after each addition by refreshing your browser</text:p>
      <text:p text:style-name="Code_20_New">&lt;script type="module"&gt;</text:p>
      <text:p text:style-name="Code_20_New">&lt;/script&gt;</text:p>
      <text:p text:style-name="Standard">Open disco.html</text:p>
      <text:p text:style-name="Standard">Reload the page each addition by pressing CTRL+F5</text:p>
      <text:h text:style-name="Heading_20_4" text:outline-level="4">Random Screen Color</text:h>
      <text:p text:style-name="P7">&lt;script type="module"&gt;</text:p>
      <text:p text:style-name="Code"/>
      <text:p text:style-name="P3">function randomByte() {return Math.floor(Math.random()*255)}</text:p>
      <text:p text:style-name="P3">function updateScreenColor(r,g,b) {</text:p>
      <text:p text:style-name="P3"><text:s text:c="4"/>r = r || randomByte()</text:p>
      <text:p text:style-name="P3"><text:s text:c="4"/>g = g || randomByte()</text:p>
      <text:p text:style-name="P3"><text:s text:c="4"/>b = b || randomByte()</text:p>
      <text:p text:style-name="P3"><text:s text:c="4"/>document.body.style = `background-color: rgb(${r},${g},${b});`</text:p>
      <text:p text:style-name="P3">}</text:p>
      <text:p text:style-name="P3"/>
      <text:p text:style-name="P3">window.addEventListener('keydown', (event)=&gt;{</text:p>
      <text:p text:style-name="P3"><text:s text:c="4"/>updateScreenColor()</text:p>
      <text:p text:style-name="P3">})</text:p>
      <text:p text:style-name="Code"/>
      <text:p text:style-name="P7">&lt;/script&gt;</text:p>
      <text:p text:style-name="Standard">Press any key on the keyboard</text:p>
      <text:h text:style-name="Heading_20_4" text:outline-level="4">Listen to Network</text:h>
      <text:p text:style-name="P2">(Teacher will start this server <text:a xlink:type="simple" xlink:href="https://github.com/calaldees/channelServer" text:style-name="Internet_20_link" text:visited-style-name="Visited_20_Internet_20_Link">https://github.com/calaldees/channelServer</text:a> )</text:p>
      <text:p text:style-name="P2">Replace localhost with URL your teacher gives you (replace test1 for different channels)</text:p>
      <text:p text:style-name="P3">const WS_URL = "ws://localhost:9800/test1.ws"</text:p>
      <text:p text:style-name="P3">const socket = new WebSocket(WS_URL);</text:p>
      <text:p text:style-name="P3">window.socket = socket</text:p>
      <text:p text:style-name="P3">socket.addEventListener('message', (event)=&gt;{</text:p>
      <text:p text:style-name="P3"><text:s text:c="12"/>updateScreenColor()</text:p>
      <text:p text:style-name="P3">})</text:p>
      <text:p text:style-name="P7"/>
      <text:p text:style-name="P7">&lt;/script&gt;</text:p>
      <text:p text:style-name="Standard">When a network message is revived, your screen should change color.</text:p>
      <text:h text:style-name="Heading_20_4" text:outline-level="4">Protocol Version 1: Computer Id</text:h>
      <text:p text:style-name="P2">Change "1" to be a unique Identifier (ID) for your computer</text:p>
      <text:p text:style-name="Code">socket.addEventListener('message', (event)=&gt;{</text:p>
      <text:p text:style-name="P3"><text:s text:c="8"/>const id = event.data</text:p>
      <text:p text:style-name="P3"><text:s text:c="8"/>if (id == "1") {</text:p>
      <text:p text:style-name="Code"><text:s text:c="12"/>updateScreenColor()</text:p>
      <text:p text:style-name="P3"><text:s text:c="8"/>}</text:p>
      <text:p text:style-name="Code">}</text:p>
      <text:p text:style-name="Standard">When your number is sent your screen should change color</text:p>
      <text:p text:style-name="Standard">Press F12 to enable developer tools 'console'</text:p>
      <text:p text:style-name="P4">socket.send("1")</text:p>
      <text:p text:style-name="P4">for (let id=0 ; id&lt;30 ; id++) {socket.send(`${id}`)} <text:s/>// Whole room!</text:p>
      <text:h text:style-name="Heading_20_4" text:outline-level="4">Protocol Version 2: Color</text:h>
      <text:p text:style-name="Code">socket.addEventListener('message', (event)=&gt;{</text:p>
      <text:p text:style-name="P6"><text:s text:c="8"/>const id = event.data</text:p>
      <text:p text:style-name="P3"><text:soft-page-break/><text:s text:c="8"/>const [id, r, g, b] = event.data.split(":")</text:p>
      <text:p text:style-name="P4"><text:s text:c="8"/>if (id == "1") {</text:p>
      <text:p text:style-name="P5"><text:s text:c="13"/>updateScreenColor()</text:p>
      <text:p text:style-name="P3"><text:s text:c="13"/>updateScreenColor(r,g,b)</text:p>
      <text:p text:style-name="Code"><text:s text:c="8"/>}</text:p>
      <text:p text:style-name="Code">}</text:p>
      <text:p text:style-name="Standard">In console</text:p>
      <text:p text:style-name="P4">socket.send("1:255:0:0")</text:p>
      <text:h text:style-name="P10" text:outline-level="4">Protocol Version 3: Multiple Computer Id's</text:h>
      <text:p text:style-name="Code">socket.addEventListener('message', (event)=&gt;{</text:p>
      <text:p text:style-name="P3"><text:s text:c="4"/>const messages = event.data.split("\n")</text:p>
      <text:p text:style-name="P3"><text:s text:c="4"/>for (let message of messages) {</text:p>
      <text:p text:style-name="P6"><text:s text:c="8"/>const [id, r, g, b] = event.data.split(":")</text:p>
      <text:p text:style-name="P3"><text:s text:c="8"/>const [id, r, g, b] = message.split(":")</text:p>
      <text:p text:style-name="P4"><text:s text:c="8"/>if (id == "1") {</text:p>
      <text:p text:style-name="P4"><text:s text:c="12"/>updateScreenColor(r,g,b)</text:p>
      <text:p text:style-name="P4"><text:s text:c="8"/>}</text:p>
      <text:p text:style-name="P3"><text:s text:c="4"/>}</text:p>
      <text:p text:style-name="Code">}</text:p>
      <text:p text:style-name="Standard">In console</text:p>
      <text:p text:style-name="P4">socket.send(`</text:p>
      <text:p text:style-name="P4">1:255:0:0</text:p>
      <text:p text:style-name="P4">2:255:0:0</text:p>
      <text:p text:style-name="P4">`)</text:p>
      <text:h text:style-name="Heading_20_4" text:outline-level="4">Calculate BPM</text:h>
      <text:p text:style-name="Standard">Calculate the Beats Per Minuet (BPM) of a piece of music.</text:p>
      <text:p text:style-name="Standard">Count the number of beats over 60 seconds.</text:p>
      <text:h text:style-name="Heading_20_4" text:outline-level="4">Disco Time</text:h>
      <text:p text:style-name="Standard"/>
      <text:h text:style-name="Heading_20_3" text:outline-level="3">Extra</text:h>
      <text:list xml:id="list5954844766941868085" text:style-name="L1">
        <text:list-item>
          <text:p text:style-name="P8">Join another channel</text:p>
        </text:list-item>
        <text:list-item>
          <text:p text:style-name="P8">Start your own server (GitHub login required)</text:p>
          <text:list>
            <text:list-item>
              <text:p text:style-name="P8">https://gitpod.io#<text:a xlink:type="simple" xlink:href="https://github.com/calaldees/channelServer" text:style-name="Internet_20_link" text:visited-style-name="Visited_20_Internet_20_Link">https://github.com/calaldees/channelServer</text:a></text:p>
            </text:list-item>
          </text:list>
        </text:list-item>
        <text:list-item>
          <text:p text:style-name="P8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22-01-31T12:36:38.98">31 January 2022</text:date><text:tab/>Page <text:page-number text:select-page="current">2</text:page-number> or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22-01-31T12:36:38.96</dc:date>
    <dc:creator>Allan Callaghan</dc:creator>
    <meta:editing-duration>PT16H38M38S</meta:editing-duration>
    <meta:editing-cycles>17</meta:editing-cycles>
    <meta:generator>OpenOffice/4.1.11$Win32 OpenOffice.org_project/4111m1$Build-9808</meta:generator>
    <meta:printed-by>Allan Callaghan</meta:printed-by>
    <meta:print-date>2017-03-20T13:41:10</meta:print-date>
    <meta:document-statistic meta:table-count="0" meta:image-count="0" meta:object-count="0" meta:page-count="2" meta:paragraph-count="81" meta:word-count="314" meta:character-count="2447"/>
  </office:meta>
</office:document-meta>
</file>